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number text:level="1" style:num-list-format-name="NLF0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47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48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49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0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1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3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4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5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6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7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8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59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60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61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62" style:parent-style-name="Обычный" style:family="paragraph">
      <style:paragraph-properties fo:text-align="center" fo:line-height="115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" style:parent-style-name="Обычный" style:family="paragraph">
      <style:paragraph-properties fo:text-align="center" fo:line-height="115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65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TableColumn67" style:family="table-column">
      <style:table-column-properties style:column-width="3.243in"/>
    </style:style>
    <style:style style:name="TableColumn68" style:family="table-column">
      <style:table-column-properties style:column-width="3.2534in"/>
    </style:style>
    <style:style style:name="Table66" style:family="table">
      <style:table-properties style:width="6.4965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line-height="115%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line-height="115%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fo:line-height="115%"/>
      <style:text-properties style:font-name="Times New Roman" style:font-name-complex="Times New Roman" fo:color="#000000" fo:font-size="14pt" style:font-size-asian="14pt" style:font-size-complex="14pt"/>
    </style:style>
    <style:style style:name="P84" style:parent-style-name="Обычный" style:family="paragraph">
      <style:paragraph-properties fo:line-height="115%"/>
    </style:style>
    <style:style style:name="T8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color="#FFFFFF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color="#FFFFFF" fo:font-size="14pt" style:font-size-asian="14pt" style:font-size-complex="14pt"/>
    </style:style>
    <style:style style:name="P88" style:parent-style-name="Обычный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  <style:style style:name="P89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97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98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99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100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101" style:parent-style-name="Обычный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102" style:parent-style-name="Обычный" style:family="paragraph">
      <style:paragraph-properties fo:text-align="center" fo:margin-bottom="0.1979in" fo:line-height="150%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4" style:parent-style-name="Обычный" style:family="paragraph">
      <style:paragraph-properties fo:text-align="justify" fo:line-height="150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text-align="justify" fo:line-height="150%"/>
    </style:style>
    <style:style style:name="T109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15" style:parent-style-name="Абзацсписка" style:list-style-name="LFO1" style:family="paragraph">
      <style:paragraph-properties fo:text-align="justify" fo:margin-bottom="0in" fo:line-height="150%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16" style:parent-style-name="Абзацсписка" style:list-style-name="LFO1" style:family="paragraph">
      <style:paragraph-properties fo:text-align="justify" fo:margin-bottom="0in" fo:line-height="150%"/>
    </style:style>
    <style:style style:name="T11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18" style:parent-style-name="Обычный" style:family="paragraph">
      <style:paragraph-properties fo:text-align="justify" fo:line-height="150%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19" style:parent-style-name="Обычный" style:family="paragraph">
      <style:paragraph-properties fo:text-align="justify" fo:line-height="150%"/>
    </style:style>
    <style:style style:name="T120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24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5" style:parent-style-name="Обычный" style:family="paragraph">
      <style:paragraph-properties fo:text-align="justify" fo:margin-bottom="0.1979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МУНИЦИПАЛЬНОЕ АВТОНОМНОЕ ОБРАЗОВАТЕЛЬНОЕ УЧРЕЖДЕНИЕ<text:s/></text:p>
      <text:p text:style-name="P46"><text:s/>«ЦЕНТР ОБРАЗОВАНИЯ №10 ИМЕНИ<text:s/>ХОХЛОВА АНАТОЛИЯ ИВАНОВИЧА»</text:p>
      <text:p text:style-name="P47"/>
      <text:p text:style-name="P48"/>
      <text:p text:style-name="P49"/>
      <text:p text:style-name="P50"/>
      <text:p text:style-name="P51"/>
      <text:p text:style-name="P52"/>
      <text:p text:style-name="P53">ИНДИВИДУАЛЬНЫЙ ПРОЕКТ<text:s/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Телеграмм бот для сна<text:s/></text:p>
      <text:p text:style-name="P64"/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Научный руководитель:</text:p>
            <text:p text:style-name="P72"><text:span text:style-name="T73">учитель<text:s/></text:span><text:span text:style-name="T74">Информатики</text:span></text:p>
            <text:p text:style-name="P75">А.Тищенко</text:p>
          </table:table-cell>
          <table:table-cell table:style-name="TableCell76">
            <text:p text:style-name="P77"><text:span text:style-name="T78">Выполнил</text:span><text:span text:style-name="T79">и</text:span><text:span text:style-name="T80">: учащи</text:span><text:span text:style-name="T81">еся</text:span><text:span text:style-name="T82"><text:s/>10А класса<text:s/></text:span></text:p>
            <text:p text:style-name="P83">Каримов Алексей Станиславович</text:p>
            <text:p text:style-name="P84"><text:span text:style-name="T85">Чернов Денис Евгеньеви</text:span><text:span text:style-name="T86">ч</text:span><text:span text:style-name="T87"><text:s/></text:span></text:p>
            <text:p text:style-name="P88"/>
          </table:table-cell>
        </table:table-row>
      </table:table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УФА – 2025</text:p>
      <text:p text:style-name="P102"><text:span text:style-name="T103">ОГЛАВЛЕНИЕ<text:s/></text:span></text:p>
      <text:p text:style-name="P104"><text:span text:style-name="T105">Введение <text:s text:c="94"/></text:span><text:span text:style-name="T106">стр.</text:span><text:span text:style-name="T107">3</text:span></text:p>
      <text:p text:style-name="P108"><text:span text:style-name="T109">Глава 1.<text:s/></text:span><text:span text:style-name="T110">Н</text:span><text:span text:style-name="T111">азвание</text:span><text:span text:style-name="T112"><text:s/></text:span><text:span text:style-name="T113"><text:s text:c="80"/></text:span><text:span text:style-name="T114">стр.<text:s/></text:span></text:p>
      <text:list text:style-name="LFO1" text:continue-numbering="true">
        <text:list-item>
          <text:list>
            <text:list-item>
              <text:p text:style-name="P115">Название параграфа<text:s/></text:p>
            </text:list-item>
            <text:list-item>
              <text:p text:style-name="P116"><text:span text:style-name="T117">Название параграфа<text:s/></text:span></text:p>
            </text:list-item>
          </text:list>
        </text:list-item>
      </text:list>
      <text:p text:style-name="P118">Глава 2<text:s/>Название<text:s/></text:p>
      <text:p text:style-name="P119"><text:span text:style-name="T120">2.1</text:span><text:span text:style-name="T121"><text:s/></text:span><text:span text:style-name="T122">Название параграфа<text:s/></text:span></text:p>
      <text:p text:style-name="P123">2.2 Название параграфа<text:s/><text:s/></text:p>
      <text:p text:style-name="P124">ЗАКЛЮЧЕНИЕ<text:s/></text:p>
      <text:p text:style-name="P125">СПИСОК ИСПОЛЬЗОВАННОЙ ЛИТЕРАТУРЫ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Yu Gothic Light" style:font-name-complex="Times New Roman" fo:color="#0F4761" style:letter-kerning="true" fo:font-size="20pt" style:font-size-asian="20pt" style:font-size-complex="20pt" style:language-asian="en" style:country-asian="US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Yu Gothic Light" style:font-name-complex="Times New Roman" fo:color="#0F4761" style:letter-kerning="true" fo:font-size="16pt" style:font-size-asian="16pt" style:font-size-complex="16pt" style:language-asian="en" style:country-asian="US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 fo:line-height="107%"/>
      <style:text-properties style:font-name-asian="Yu Gothic Light" style:font-name-complex="Times New Roman" fo:color="#0F4761" style:letter-kerning="true" fo:font-size="14pt" style:font-size-asian="14pt" style:font-size-complex="14pt" style:language-asian="en" style:country-asian="US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 fo:line-height="107%"/>
      <style:text-properties style:font-name-asian="Yu Gothic Light" style:font-name-complex="Times New Roman" fo:font-style="italic" style:font-style-asian="italic" style:font-style-complex="italic" fo:color="#0F4761" style:letter-kerning="true" fo:font-size="11pt" style:font-size-asian="11pt" style:font-size-complex="11pt" style:language-asian="en" style:country-asian="US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 fo:line-height="107%"/>
      <style:text-properties style:font-name-asian="Yu Gothic Light" style:font-name-complex="Times New Roman" fo:color="#0F4761" style:letter-kerning="true" fo:font-size="11pt" style:font-size-asian="11pt" style:font-size-complex="11pt" style:language-asian="en" style:country-asian="US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line-height="107%"/>
      <style:text-properties style:font-name-asian="Yu Gothic Light" style:font-name-complex="Times New Roman" fo:font-style="italic" style:font-style-asian="italic" style:font-style-complex="italic" fo:color="#595959" style:letter-kerning="true" fo:font-size="11pt" style:font-size-asian="11pt" style:font-size-complex="11pt" style:language-asian="en" style:country-asian="US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line-height="107%"/>
      <style:text-properties style:font-name-asian="Yu Gothic Light" style:font-name-complex="Times New Roman" fo:color="#595959" style:letter-kerning="true" fo:font-size="11pt" style:font-size-asian="11pt" style:font-size-complex="11pt" style:language-asian="en" style:country-asian="US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line-height="107%"/>
      <style:text-properties style:font-name-asian="Yu Gothic Light" style:font-name-complex="Times New Roman" fo:font-style="italic" style:font-style-asian="italic" style:font-style-complex="italic" fo:color="#272727" style:letter-kerning="true" fo:font-size="11pt" style:font-size-asian="11pt" style:font-size-complex="11pt" style:language-asian="en" style:country-asian="US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line-height="107%"/>
      <style:text-properties style:font-name-asian="Yu Gothic Light" style:font-name-complex="Times New Roman" fo:color="#272727" style:letter-kerning="true" fo:font-size="11pt" style:font-size-asian="11pt" style:font-size-complex="11pt" style:language-asian="en" style:country-asian="US" fo:hyphenate="false"/>
    </style:style>
    <style:style style:name="Обычный" style:display-name="Обычный" style:family="paragraph">
      <style:paragraph-properties fo:margin-bottom="0in" fo:line-height="100%"/>
      <style:text-properties style:font-name-asian="Yu Gothic" style:letter-kerning="false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Yu Gothic Light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Yu Gothic Light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Yu Gothic Light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Yu Gothic Light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style:language-asian="en" style:country-asian="US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 fo:line-height="107%"/>
      <style:text-properties style:font-name-asian="Yu Gothic Light" style:font-name-complex="Times New Roman" fo:color="#595959" fo:letter-spacing="0.0104in" style:letter-kerning="true" fo:font-size="14pt" style:font-size-asian="14pt" style:font-size-complex="14pt" style:language-asian="en" style:country-asian="US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 fo:margin-bottom="0.1111in" fo:line-height="107%"/>
      <style:text-properties style:font-name-asian="Aptos" fo:font-style="italic" style:font-style-asian="italic" style:font-style-complex="italic" fo:color="#404040" style:letter-kerning="true" fo:font-size="11pt" style:font-size-asian="11pt" style:font-size-complex="11pt" style:language-asian="en" style:country-asian="US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bottom="0.1111in" fo:line-height="107%" fo:margin-left="0.5in">
        <style:tab-stops/>
      </style:paragraph-properties>
      <style:text-properties style:font-name-asian="Aptos" style:letter-kerning="true" fo:font-size="11pt" style:font-size-asian="11pt" style:font-size-complex="11pt" style:language-asian="en" style:country-asian="US"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-asian="Aptos" fo:font-style="italic" style:font-style-asian="italic" style:font-style-complex="italic" fo:color="#0F4761" style:letter-kerning="true" fo:font-size="11pt" style:font-size-asian="11pt" style:font-size-complex="11pt" style:language-asian="en" style:country-asian="US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0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2.1631in" style:use-optimal-column-width="false"/>
    </style:style>
    <style:style style:name="TableColumn4" style:family="table-column">
      <style:table-column-properties style:column-width="2.1631in" style:use-optimal-column-width="false"/>
    </style:style>
    <style:style style:name="TableColumn5" style:family="table-column">
      <style:table-column-properties style:column-width="2.1631in" style:use-optimal-column-width="false"/>
    </style:style>
    <style:style style:name="Table2" style:family="table">
      <style:table-properties style:width="6.489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1631in" style:use-optimal-column-width="false"/>
    </style:style>
    <style:style style:name="TableColumn15" style:family="table-column">
      <style:table-column-properties style:column-width="2.1631in" style:use-optimal-column-width="false"/>
    </style:style>
    <style:style style:name="TableColumn16" style:family="table-column">
      <style:table-column-properties style:column-width="2.1631in" style:use-optimal-column-width="false"/>
    </style:style>
    <style:style style:name="Table13" style:family="table">
      <style:table-properties style:width="6.489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  <style:style style:name="TableColumn25" style:family="table-column">
      <style:table-column-properties style:column-width="2.1631in" style:use-optimal-column-width="false"/>
    </style:style>
    <style:style style:name="TableColumn26" style:family="table-column">
      <style:table-column-properties style:column-width="2.1631in" style:use-optimal-column-width="false"/>
    </style:style>
    <style:style style:name="TableColumn27" style:family="table-column">
      <style:table-column-properties style:column-width="2.1631in" style:use-optimal-column-width="false"/>
    </style:style>
    <style:style style:name="Table24" style:family="table">
      <style:table-properties style:width="6.4895in" fo:margin-left="0in" table:align="lef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Верхнийколонтитул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Верхнийколонтитул" style:family="paragraph">
      <style:paragraph-properties fo:text-align="end" fo:margin-right="-0.0798in"/>
    </style:style>
    <style:style style:name="TableColumn36" style:family="table-column">
      <style:table-column-properties style:column-width="2.1631in" style:use-optimal-column-width="false"/>
    </style:style>
    <style:style style:name="TableColumn37" style:family="table-column">
      <style:table-column-properties style:column-width="2.1631in" style:use-optimal-column-width="false"/>
    </style:style>
    <style:style style:name="TableColumn38" style:family="table-column">
      <style:table-column-properties style:column-width="2.1631in" style:use-optimal-column-width="false"/>
    </style:style>
    <style:style style:name="Table35" style:family="table">
      <style:table-properties style:width="6.4895in" fo:margin-left="0in" table:align="lef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Верхнийколонтитул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/></text:p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  <style:header-first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Верхнийколонтитул"/>
      </style:header-first>
      <style:footer-first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  <table:table-cell table:style-name="TableCell44">
              <text:p text:style-name="P45"/>
            </table:table-cell>
          </table:table-row>
        </table:table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Игорь Ахмадеев</meta:initial-creator>
    <dc:creator>Алексей Каримов</dc:creator>
    <meta:creation-date>2024-12-08T13:28:00Z</meta:creation-date>
    <dc:date>2024-12-08T13:28:00Z</dc:date>
    <meta:template xlink:href="Normal.dotm" xlink:type="simple"/>
    <meta:editing-cycles>15</meta:editing-cycles>
    <meta:editing-duration>PT0S</meta:editing-duration>
    <meta:document-statistic meta:page-count="1" meta:paragraph-count="1" meta:word-count="111" meta:character-count="746" meta:row-count="5" meta:non-whitespace-character-count="636"/>
  </office:meta>
</office:document-meta>
</file>